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903" officeooo:paragraph-rsid="001e9903"/>
    </style:style>
    <style:style style:name="P2" style:family="paragraph" style:parent-style-name="Standard" style:list-style-name="L2">
      <style:text-properties officeooo:rsid="001e9903" officeooo:paragraph-rsid="001e9903"/>
    </style:style>
    <style:style style:name="P3" style:family="paragraph" style:parent-style-name="Standard" style:list-style-name="L2">
      <style:text-properties officeooo:rsid="001ee24e" officeooo:paragraph-rsid="001ee24e"/>
    </style:style>
    <style:style style:name="P4" style:family="paragraph" style:parent-style-name="Standard" style:list-style-name="L2">
      <style:paragraph-properties>
        <style:tab-stops>
          <style:tab-stop style:position="0.026cm"/>
          <style:tab-stop style:position="0.132cm"/>
          <style:tab-stop style:position="0.423cm"/>
        </style:tab-stops>
      </style:paragraph-properties>
      <style:text-properties officeooo:rsid="001ee24e" officeooo:paragraph-rsid="002b917d"/>
    </style:style>
    <style:style style:name="P5" style:family="paragraph" style:parent-style-name="Standard" style:list-style-name="L2">
      <style:text-properties officeooo:rsid="002090cf" officeooo:paragraph-rsid="002090cf"/>
    </style:style>
    <style:style style:name="P6" style:family="paragraph" style:parent-style-name="Standard" style:list-style-name="L1">
      <style:text-properties fo:font-weight="bold" officeooo:rsid="001e9903" officeooo:paragraph-rsid="001e9903" style:font-weight-asian="bold" style:font-weight-complex="bold"/>
    </style:style>
    <style:style style:name="P7" style:family="paragraph" style:parent-style-name="Standard" style:list-style-name="L1">
      <style:text-properties fo:font-weight="bold" officeooo:rsid="00249c87" officeooo:paragraph-rsid="00249c87" style:font-weight-asian="bold" style:font-weight-complex="bold"/>
    </style:style>
    <style:style style:name="P8" style:family="paragraph" style:parent-style-name="Standard" style:list-style-name="L1">
      <style:text-properties fo:font-weight="bold" officeooo:rsid="002090cf" officeooo:paragraph-rsid="002090cf" style:font-weight-asian="bold" style:font-weight-complex="bold"/>
    </style:style>
    <style:style style:name="P9" style:family="paragraph" style:parent-style-name="Standard" style:list-style-name="L1">
      <style:text-properties fo:font-weight="bold" officeooo:rsid="001d32e3" officeooo:paragraph-rsid="001d32e3" style:font-weight-asian="bold" style:font-weight-complex="bold"/>
    </style:style>
    <style:style style:name="P10" style:family="paragraph" style:parent-style-name="Standard" style:list-style-name="L1">
      <style:text-properties fo:font-weight="bold" officeooo:rsid="001d32e3" officeooo:paragraph-rsid="00249c87" style:font-weight-asian="bold" style:font-weight-complex="bold"/>
    </style:style>
    <style:style style:name="P11" style:family="paragraph" style:parent-style-name="Standard" style:list-style-name="L1">
      <style:text-properties fo:font-weight="bold" officeooo:rsid="002525ee" officeooo:paragraph-rsid="002525ee" style:font-weight-asian="bold" style:font-weight-complex="bold"/>
    </style:style>
    <style:style style:name="P12" style:family="paragraph" style:parent-style-name="Standard">
      <style:text-properties officeooo:rsid="00249c87" officeooo:paragraph-rsid="00249c87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b917d" officeooo:paragraph-rsid="002b917d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>
        <style:tab-stops>
          <style:tab-stop style:position="0.026cm"/>
          <style:tab-stop style:position="0.132cm"/>
          <style:tab-stop style:position="0.423cm"/>
        </style:tab-stops>
      </style:paragraph-properties>
      <style:text-properties officeooo:rsid="002c3342" officeooo:paragraph-rsid="002c3342"/>
    </style:style>
    <style:style style:name="P15" style:family="paragraph" style:parent-style-name="Standard">
      <style:paragraph-properties>
        <style:tab-stops>
          <style:tab-stop style:position="0.026cm"/>
          <style:tab-stop style:position="0.132cm"/>
          <style:tab-stop style:position="0.423cm"/>
        </style:tab-stops>
      </style:paragraph-properties>
      <style:text-properties officeooo:rsid="002c3342" officeooo:paragraph-rsid="002c3342"/>
    </style:style>
    <style:style style:name="T1" style:family="text">
      <style:text-properties officeooo:rsid="002090cf"/>
    </style:style>
    <style:style style:name="T2" style:family="text">
      <style:text-properties officeooo:rsid="0029ff32"/>
    </style:style>
    <style:style style:name="T3" style:family="text">
      <style:text-properties officeooo:rsid="002b917d"/>
    </style:style>
    <style:style style:name="T4" style:family="text">
      <style:text-properties officeooo:rsid="002d1738"/>
    </style:style>
    <style:style style:name="T5" style:family="text">
      <style:text-properties officeooo:rsid="00302f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 of useful tools</text:p>
      <text:list xml:id="list3656175903293535595" text:style-name="L1">
        <text:list-item>
          <text:p text:style-name="P8">ssh, scp</text:p>
          <text:p text:style-name="P8"/>
        </text:list-item>
        <text:list-item>
          <text:p text:style-name="P9"><text:span text:style-name="T1">t</text:span>mux</text:p>
          <text:p text:style-name="P9"/>
        </text:list-item>
        <text:list-item>
          <text:p text:style-name="P11">nmap</text:p>
          <text:p text:style-name="P11"/>
        </text:list-item>
        <text:list-item>
          <text:p text:style-name="P8">clusterssh</text:p>
          <text:p text:style-name="P8"/>
        </text:list-item>
        <text:list-item>
          <text:p text:style-name="P9"><text:span text:style-name="T1">g</text:span>it</text:p>
          <text:p text:style-name="P9"/>
        </text:list-item>
        <text:list-item>
          <text:p text:style-name="P10"><text:span text:style-name="T1">g</text:span>db</text:p>
          <text:p text:style-name="P6"/>
        </text:list-item>
        <text:list-item>
          <text:p text:style-name="P7">wireshark</text:p>
          <text:p text:style-name="P7"/>
        </text:list-item>
        <text:list-item>
          <text:p text:style-name="P6">Linux commands <text:span text:style-name="T5">to know</text:span></text:p>
        </text:list-item>
      </text:list>
      <text:list xml:id="list2714935224787632491" text:style-name="L2">
        <text:list-item>
          <text:p text:style-name="P2">chmod</text:p>
        </text:list-item>
        <text:list-item>
          <text:p text:style-name="P2">top</text:p>
        </text:list-item>
        <text:list-item>
          <text:p text:style-name="P2">ps</text:p>
        </text:list-item>
        <text:list-item>
          <text:p text:style-name="P2">grep -i </text:p>
        </text:list-item>
        <text:list-item>
          <text:p text:style-name="P2">grep -v</text:p>
        </text:list-item>
        <text:list-item>
          <text:p text:style-name="P3">time </text:p>
        </text:list-item>
        <text:list-item>
          <text:p text:style-name="P4"><text:span text:style-name="T3">Symbolic links: ln -s</text:span></text:p>
        </text:list-item>
        <text:list-item>
          <text:p text:style-name="P14">telnet</text:p>
        </text:list-item>
        <text:list-item>
          <text:p text:style-name="P14">nslookup</text:p>
        </text:list-item>
      </text:list>
      <text:p text:style-name="P15"/>
      <text:list xml:id="list84614548410772" text:continue-numbering="true" text:style-name="L2">
        <text:list-header>
          <text:p text:style-name="P5"/>
        </text:list-header>
      </text:list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5:20:38.466118568</meta:creation-date>
    <dc:date>2017-08-11T08:46:09.556861897</dc:date>
    <meta:editing-duration>P1DT14H44M2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7" meta:character-count="193" meta:non-whitespace-character-count="179"/>
  </office:meta>
</office:document-meta>
</file>